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4.782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4.367cm"/>
    </style:style>
    <style:style style:name="co6" style:family="table-column">
      <style:table-column-properties fo:break-before="auto" style:column-width="3.124cm"/>
    </style:style>
    <style:style style:name="co7" style:family="table-column">
      <style:table-column-properties fo:break-before="auto" style:column-width="4.173cm"/>
    </style:style>
    <style:style style:name="co8" style:family="table-column">
      <style:table-column-properties fo:break-before="auto" style:column-width="5.611cm"/>
    </style:style>
    <style:style style:name="co9" style:family="table-column">
      <style:table-column-properties fo:break-before="auto" style:column-width="5.168cm"/>
    </style:style>
    <style:style style:name="co10" style:family="table-column">
      <style:table-column-properties fo:break-before="auto" style:column-width="6.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font-name="Arial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5" style:family="table-cell" style:parent-style-name="Defaul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Delta t [s]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such</text:p>
          </table:table-cell>
          <table:table-cell table:number-columns-repeated="2"/>
          <table:table-cell office:value-type="string" calcext:value-type="string">
            <text:p>Enthalpiedifferenz ges [J]</text:p>
          </table:table-cell>
          <table:table-cell office:value-type="string" calcext:value-type="string">
            <text:p>Neutralisationenthalpie [J]</text:p>
          </table:table-cell>
          <table:table-cell office:value-type="string" calcext:value-type="string">
            <text:p>Neutralisationsenthalpie[J/mol]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urve für Wärmekapazität</text:p>
          </table:table-cell>
          <table:table-cell table:number-columns-repeated="2"/>
          <table:table-cell office:value-type="string" calcext:value-type="string">
            <text:p>Enthalpiediff. Gesam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 Kalibrierversuch[V]</text:p>
          </table:table-cell>
          <table:table-cell office:value-type="string" calcext:value-type="string">
            <text:p>I [A]</text:p>
          </table:table-cell>
          <table:table-cell/>
          <table:table-cell office:value-type="string" calcext:value-type="string">
            <text:p>Delta T [K]</text:p>
          </table:table-cell>
          <table:table-cell office:value-type="string" calcext:value-type="string">
            <text:p>Cp [J/K]</text:p>
          </table:table-cell>
          <table:table-cell office:value-type="string" calcext:value-type="string">
            <text:p>Cp molar [J/(mol*K)]</text:p>
          </table:table-cell>
          <table:table-cell office:value-type="string" calcext:value-type="string">
            <text:p>Verdünnungsenthalpie [J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l und NaOH</text:p>
          </table:table-cell>
          <table:table-cell table:number-columns-repeated="3"/>
          <table:table-cell office:value-type="float" office:value="-2.483" calcext:value-type="float">
            <text:p>-2,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ibreirung</text:p>
          </table:table-cell>
          <table:table-cell office:value-type="float" office:value="12.2" calcext:value-type="float">
            <text:p>12,2</text:p>
          </table:table-cell>
          <table:table-cell office:value-type="float" office:value="1.489" calcext:value-type="float">
            <text:p>1,489</text:p>
          </table:table-cell>
          <table:table-cell/>
          <table:table-cell office:value-type="float" office:value="2.286" calcext:value-type="float">
            <text:p>2,286</text:p>
          </table:table-cell>
          <table:table-cell table:formula="of:=[.B8]*[.C8]*[.I$2]/[.E8]" office:value-type="float" office:value="794.654418197725" calcext:value-type="float">
            <text:p>794,6544181977</text:p>
          </table:table-cell>
          <table:table-cell table:formula="of:=[.F8]/[.K24]" office:value-type="float" office:value="728.392624856996" calcext:value-type="float">
            <text:p>728,392624857</text:p>
          </table:table-cell>
          <table:table-cell table:formula="of:=[.F8]*[.E7]" office:value-type="float" office:value="-1973.12692038495" calcext:value-type="float">
            <text:p>-1973,126920385</text:p>
          </table:table-cell>
          <table:table-cell table:formula="of:=[.H8]-[.H11]" office:value-type="float" office:value="-1862.05569729217" calcext:value-type="float">
            <text:p>-1862,0556972922</text:p>
          </table:table-cell>
          <table:table-cell table:formula="of:=[.H8]/[.B16] - [.H$11]/[.B$21]" office:value-type="float" office:value="-47012.6477948787" calcext:value-type="float">
            <text:p>-47012,6477948787</text:p>
          </table:table-cell>
          <table:table-cell/>
        </table:table-row>
        <table:table-row table:style-name="ro1">
          <table:table-cell office:value-type="string" calcext:value-type="string">
            <text:p>Hac und NaOH</text:p>
          </table:table-cell>
          <table:table-cell table:number-columns-repeated="3"/>
          <table:table-cell office:value-type="float" office:value="-2.217" calcext:value-type="float">
            <text:p>-2,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ibrierung</text:p>
          </table:table-cell>
          <table:table-cell office:value-type="float" office:value="12.2" calcext:value-type="float">
            <text:p>12,2</text:p>
          </table:table-cell>
          <table:table-cell office:value-type="float" office:value="1.491" calcext:value-type="float">
            <text:p>1,491</text:p>
          </table:table-cell>
          <table:table-cell/>
          <table:table-cell office:value-type="float" office:value="2.087" calcext:value-type="float">
            <text:p>2,087</text:p>
          </table:table-cell>
          <table:table-cell table:formula="of:=[.B10]*[.C10]*[.I$2]/[.E10]" office:value-type="float" office:value="871.595591758505" calcext:value-type="float">
            <text:p>871,5955917585</text:p>
          </table:table-cell>
          <table:table-cell table:formula="of:=[.F10]/[.K25]" office:value-type="float" office:value="857.393009639685" calcext:value-type="float">
            <text:p>857,3930096397</text:p>
          </table:table-cell>
          <table:table-cell table:formula="of:=[.F10]*[.E9]" office:value-type="float" office:value="-1932.32742692861" calcext:value-type="float">
            <text:p>-1932,3274269286</text:p>
          </table:table-cell>
          <table:table-cell table:formula="of:=[.H10]-[.H11]" office:value-type="float" office:value="-1821.25620383582" calcext:value-type="float">
            <text:p>-1821,2562038358</text:p>
          </table:table-cell>
          <table:table-cell table:formula="of:=[.H10]/[.B17] - [.H$11]/[.B$21]" office:value-type="float" office:value="-46285.0473276686" calcext:value-type="float">
            <text:p>-46285,0473276686</text:p>
          </table:table-cell>
          <table:table-cell/>
        </table:table-row>
        <table:table-row table:style-name="ro1">
          <table:table-cell office:value-type="string" calcext:value-type="string">
            <text:p>Verdünnung HCl</text:p>
          </table:table-cell>
          <table:table-cell table:number-columns-repeated="3"/>
          <table:table-cell office:value-type="float" office:value="-0.1186" calcext:value-type="float">
            <text:p>-0,1186</text:p>
          </table:table-cell>
          <table:table-cell table:number-columns-repeated="2"/>
          <table:table-cell table:formula="of:=[.F12]*[.E11]" office:value-type="float" office:value="-111.071223092784" calcext:value-type="float">
            <text:p>-111,0712230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brierung</text:p>
          </table:table-cell>
          <table:table-cell office:value-type="float" office:value="12.21" calcext:value-type="float">
            <text:p>12,21</text:p>
          </table:table-cell>
          <table:table-cell office:value-type="float" office:value="1.488" calcext:value-type="float">
            <text:p>1,488</text:p>
          </table:table-cell>
          <table:table-cell/>
          <table:table-cell office:value-type="float" office:value="1.94" calcext:value-type="float">
            <text:p>1,94</text:p>
          </table:table-cell>
          <table:table-cell table:formula="of:=[.B12]*[.C12]*[.I$2]/[.E12]" office:value-type="float" office:value="936.519587628866" calcext:value-type="float">
            <text:p>936,5195876289</text:p>
          </table:table-cell>
          <table:table-cell table:formula="of:=[.F12]/[.K26]" office:value-type="float" office:value="868.367228769167" calcext:value-type="float">
            <text:p>868,367228769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Verduennungsenthalpie [J/mo]</text:p>
          </table:table-cell>
          <table:table-cell office:value-type="string" calcext:value-type="string">
            <text:p>Enthalpiedifferenz ges [J/mo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ffmengenberechnung neu</text:p>
          </table:table-cell>
          <table:table-cell office:value-type="string" calcext:value-type="string">
            <text:p>n (Säure gelöst)=c*m/Dichte </text:p>
          </table:table-cell>
          <table:table-cell table:number-columns-repeated="5"/>
          <table:table-cell table:formula="of:=[.H11]/[.B21]" office:value-type="float" office:value="-2838.72260702134" calcext:value-type="float">
            <text:p>-2838,7226070213</text:p>
          </table:table-cell>
          <table:table-cell office:value-type="string" calcext:value-type="string">
            <text:p>Enthalpiediff. Gesamt [J/mol]</text:p>
          </table:table-cell>
          <table:table-cell table:number-columns-repeated="2"/>
        </table:table-row>
        <table:table-row table:style-name="ro1">
          <table:table-cell/>
          <table:table-cell table:formula="of:=2*[.A25]/([.C24]*1000)" office:value-type="float" office:value="0.0395801941747573" calcext:value-type="float">
            <text:p>0,0395801942</text:p>
          </table:table-cell>
          <table:table-cell table:number-columns-repeated="6"/>
          <table:table-cell table:formula="of:=[.H8]/[.B16]" office:value-type="float" office:value="-49851.3704019" calcext:value-type="float">
            <text:p>-49851,3704019</text:p>
          </table:table-cell>
          <table:table-cell table:number-columns-repeated="2"/>
        </table:table-row>
        <table:table-row table:style-name="ro1">
          <table:table-cell/>
          <table:table-cell table:formula="of:=2*[.A26]/([.C25]*1000)" office:value-type="float" office:value="0.0393358944050433" calcext:value-type="float">
            <text:p>0,0393358944</text:p>
          </table:table-cell>
          <table:table-cell table:number-columns-repeated="6"/>
          <table:table-cell table:formula="of:=[.H10]/[.B17]" office:value-type="float" office:value="-49123.7699346899" calcext:value-type="float">
            <text:p>-49123,7699346899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formula="of:=2*[.A27]/([.C26]*1000)" office:value-type="float" office:value="0.0391271844660194" calcext:value-type="float">
            <text:p>0,039127184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offmengenberechn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chte [g/cm^3]</text:p>
          </table:table-cell>
          <table:table-cell office:value-type="string" calcext:value-type="string">
            <text:p>c (Säure) Mol/l</text:p>
          </table:table-cell>
          <table:table-cell office:value-type="string" calcext:value-type="string">
            <text:p>Volumen (cm^3)</text:p>
          </table:table-cell>
          <table:table-cell office:value-type="string" calcext:value-type="string">
            <text:p>Volumen (l)</text:p>
          </table:table-cell>
          <table:table-cell office:value-type="string" calcext:value-type="string">
            <text:p>n=c*V [mol] nur Säure</text:p>
          </table:table-cell>
          <table:table-cell office:value-type="string" calcext:value-type="string">
            <text:p>m nur Säure [g]</text:p>
          </table:table-cell>
          <table:table-cell office:value-type="string" calcext:value-type="string">
            <text:p>m nur Wasser [g]</text:p>
          </table:table-cell>
          <table:table-cell office:value-type="string" calcext:value-type="string">
            <text:p>n nur Wasser</text:p>
          </table:table-cell>
          <table:table-cell office:value-type="string" calcext:value-type="string">
            <text:p>n ges</text:p>
          </table:table-cell>
        </table:table-row>
        <table:table-row table:style-name="ro1">
          <table:table-cell office:value-type="string" calcext:value-type="string">
            <text:p>Delta m [g]</text:p>
          </table:table-cell>
          <table:table-cell office:value-type="float" office:value="36.458" calcext:value-type="float">
            <text:p>36,458</text:p>
          </table:table-cell>
          <table:table-cell office:value-type="float" office:value="1.03" calcext:value-type="float">
            <text:p>1,03</text:p>
          </table:table-cell>
          <table:table-cell office:value-type="float" office:value="2" calcext:value-type="float">
            <text:p>2</text:p>
          </table:table-cell>
          <table:table-cell table:formula="of:=[.A25]/[.C24]" office:value-type="float" office:value="19.7900970873786" calcext:value-type="float">
            <text:p>19,7900970874</text:p>
          </table:table-cell>
          <table:table-cell table:formula="of:=[.E24]/1000" office:value-type="float" office:value="0.0197900970873786" calcext:value-type="float">
            <text:p>0,0197900971</text:p>
          </table:table-cell>
          <table:table-cell table:formula="of:=[.D24]*[.F24]" office:value-type="float" office:value="0.0395801941747573" calcext:value-type="float">
            <text:p>0,0395801942</text:p>
          </table:table-cell>
          <table:table-cell table:formula="of:=[.G24]*[.B24]" office:value-type="float" office:value="1.4430147192233" calcext:value-type="float">
            <text:p>1,4430147192</text:p>
          </table:table-cell>
          <table:table-cell table:formula="of:=[.A25]-[.H24]" office:value-type="float" office:value="18.9407852807767" calcext:value-type="float">
            <text:p>18,9407852808</text:p>
          </table:table-cell>
          <table:table-cell table:formula="of:=[.I24]/[.B$28]" office:value-type="float" office:value="1.05138969085633" calcext:value-type="float">
            <text:p>1,0513896909</text:p>
          </table:table-cell>
          <table:table-cell table:formula="of:=[.J24]+[.G24]" office:value-type="float" office:value="1.09096988503108" calcext:value-type="float">
            <text:p>1,090969885</text:p>
          </table:table-cell>
        </table:table-row>
        <table:table-row table:style-name="ro1">
          <table:table-cell office:value-type="float" office:value="20.3838" calcext:value-type="float">
            <text:p>20,3838</text:p>
          </table:table-cell>
          <table:table-cell office:value-type="float" office:value="60.05" calcext:value-type="float">
            <text:p>60,05</text:p>
          </table:table-cell>
          <table:table-cell office:value-type="float" office:value="1.0152" calcext:value-type="float">
            <text:p>1,0152</text:p>
          </table:table-cell>
          <table:table-cell office:value-type="float" office:value="2" calcext:value-type="float">
            <text:p>2</text:p>
          </table:table-cell>
          <table:table-cell table:formula="of:=[.A26]/[.C25]" office:value-type="float" office:value="19.6679472025217" calcext:value-type="float">
            <text:p>19,6679472025</text:p>
          </table:table-cell>
          <table:table-cell table:formula="of:=[.E25]/1000" office:value-type="float" office:value="0.0196679472025217" calcext:value-type="float">
            <text:p>0,0196679472</text:p>
          </table:table-cell>
          <table:table-cell table:formula="of:=[.D25]*[.F25]" office:value-type="float" office:value="0.0393358944050433" calcext:value-type="float">
            <text:p>0,0393358944</text:p>
          </table:table-cell>
          <table:table-cell table:formula="of:=[.G25]*[.B25]" office:value-type="float" office:value="2.36212045902285" calcext:value-type="float">
            <text:p>2,362120459</text:p>
          </table:table-cell>
          <table:table-cell table:formula="of:=[.A26]-[.H25]" office:value-type="float" office:value="17.6047795409771" calcext:value-type="float">
            <text:p>17,604779541</text:p>
          </table:table-cell>
          <table:table-cell table:formula="of:=[.I25]/[.B$28]" office:value-type="float" office:value="0.977228950373419" calcext:value-type="float">
            <text:p>0,9772289504</text:p>
          </table:table-cell>
          <table:table-cell table:formula="of:=[.J25]+[.G25]" office:value-type="float" office:value="1.01656484477846" calcext:value-type="float">
            <text:p>1,0165648448</text:p>
          </table:table-cell>
        </table:table-row>
        <table:table-row table:style-name="ro1">
          <table:table-cell office:value-type="float" office:value="19.9669" calcext:value-type="float">
            <text:p>19,9669</text:p>
          </table:table-cell>
          <table:table-cell office:value-type="float" office:value="36.458" calcext:value-type="float">
            <text:p>36,458</text:p>
          </table:table-cell>
          <table:table-cell office:value-type="float" office:value="1.03" calcext:value-type="float">
            <text:p>1,03</text:p>
          </table:table-cell>
          <table:table-cell office:value-type="float" office:value="2" calcext:value-type="float">
            <text:p>2</text:p>
          </table:table-cell>
          <table:table-cell table:formula="of:=[.A27]/[.C26]" office:value-type="float" office:value="19.5635922330097" calcext:value-type="float">
            <text:p>19,563592233</text:p>
          </table:table-cell>
          <table:table-cell table:formula="of:=[.E26]/1000" office:value-type="float" office:value="0.0195635922330097" calcext:value-type="float">
            <text:p>0,0195635922</text:p>
          </table:table-cell>
          <table:table-cell table:formula="of:=[.D26]*[.F26]" office:value-type="float" office:value="0.0391271844660194" calcext:value-type="float">
            <text:p>0,0391271845</text:p>
          </table:table-cell>
          <table:table-cell table:formula="of:=[.G26]*[.B26]" office:value-type="float" office:value="1.42649889126214" calcext:value-type="float">
            <text:p>1,4264988913</text:p>
          </table:table-cell>
          <table:table-cell table:formula="of:=[.A27]-[.H26]" office:value-type="float" office:value="18.7240011087379" calcext:value-type="float">
            <text:p>18,7240011087</text:p>
          </table:table-cell>
          <table:table-cell table:formula="of:=[.I26]/[.B$28]" office:value-type="float" office:value="1.03935615369069" calcext:value-type="float">
            <text:p>1,0393561537</text:p>
          </table:table-cell>
          <table:table-cell table:formula="of:=[.J26]+[.G26]" office:value-type="float" office:value="1.07848333815671" calcext:value-type="float">
            <text:p>1,0784833382</text:p>
          </table:table-cell>
        </table:table-row>
        <table:table-row table:style-name="ro1">
          <table:table-cell office:value-type="float" office:value="20.1505" calcext:value-type="float">
            <text:p>20,15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.015" calcext:value-type="float">
            <text:p>18,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sser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ehlerrechnung</text:p>
          </table:table-cell>
          <table:table-cell table:style-name="ce2" table:number-columns-repeated="8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Überga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urve für Wärmekapazität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3"/>
          <table:table-cell table:style-name="ce6" office:value-type="string" calcext:value-type="string">
            <text:p>zu groß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elta Delta T [K]</text:p>
          </table:table-cell>
          <table:table-cell office:value-type="string" calcext:value-type="string">
            <text:p>Delta C_p</text:p>
          </table:table-cell>
          <table:table-cell office:value-type="string" calcext:value-type="string">
            <text:p>Delta n</text:p>
          </table:table-cell>
          <table:table-cell office:value-type="string" calcext:value-type="string">
            <text:p>Delta H_m,verd</text:p>
          </table:table-cell>
          <table:table-cell office:value-type="string" calcext:value-type="string">
            <text:p>Delta H_m,neutr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l/NaOH</text:p>
          </table:table-cell>
          <table:table-cell office:value-type="float" office:value="0.26" calcext:value-type="float">
            <text:p>0,26</text:p>
          </table:table-cell>
          <table:table-cell table:formula="of:=SQRT(([.B7]*[.C7]*[.I$2]/[.E7]^2)^2 *[.B35]^2)" office:value-type="float" office:value="0" calcext:value-type="float">
            <text:p>0</text:p>
          </table:table-cell>
          <table:table-cell table:style-name="ce5" table:formula="of:=SQRT((2/([.C24]*1000))^2 +0.00005^2)" office:value-type="float" office:value="0.00194239121613928" calcext:value-type="float">
            <text:p>0,0019423912</text:p>
          </table:table-cell>
          <table:table-cell/>
          <table:table-cell table:formula="of:=SQRT(([.H8]*[.E$39]/[.K24])^2 +([.F8]*[.B36]/[.K24])^2 +([.E8]*[.C36]/[.K24])^2 +([.H8]*[.D35]^2 /[.K24]^2))" office:value-type="float" office:value="201154.759115276" calcext:value-type="float">
            <text:p>201154,7591152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1" calcext:value-type="float">
            <text:p>0,31</text:p>
          </table:table-cell>
          <table:table-cell table:formula="of:=SQRT(([.B8]*[.C8]*[.I$2]/[.E8]^2)^2 *[.B36]^2)" office:value-type="float" office:value="107.761535276157" calcext:value-type="float">
            <text:p>107,7615352762</text:p>
          </table:table-cell>
          <table:table-cell table:number-columns-repeated="2"/>
          <table:table-cell table:formula="of:=SQRT(([.H9]*[.E$39]/[.K25])^2 +([.F9]*[.B37]/[.K25])^2 +([.E9]*[.C37]/[.K25])^2 +([.H9]*[.D36]^2 /[.K25]^2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/NaOH</text:p>
          </table:table-cell>
          <table:table-cell office:value-type="float" office:value="0.33" calcext:value-type="float">
            <text:p>0,33</text:p>
          </table:table-cell>
          <table:table-cell table:formula="of:=SQRT(([.B9]*[.C9]*[.I$2]/[.E9]^2)^2 *[.B37]^2)" office:value-type="float" office:value="0" calcext:value-type="float">
            <text:p>0</text:p>
          </table:table-cell>
          <table:table-cell table:formula="of:=SQRT((2/([.C25]*1000))^2 +0.00005^2)" office:value-type="float" office:value="0.00197068955940001" calcext:value-type="float">
            <text:p>0,0019706896</text:p>
          </table:table-cell>
          <table:table-cell/>
          <table:table-cell table:formula="of:=SQRT(([.H10]*[.E$39]/[.K26])^2 +([.F10]*[.B38]/[.K26])^2 +([.E10]*[.C38]/[.K26])^2 +([.H10]*[.D37]^2 /[.K26]^2))" office:value-type="float" office:value="199277.244492857" calcext:value-type="float">
            <text:p>199277,2444928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" calcext:value-type="float">
            <text:p>0,64</text:p>
          </table:table-cell>
          <table:table-cell table:formula="of:=SQRT(([.B10]*[.C10]*[.I$2]/[.E10]^2)^2 *[.B38]^2)" office:value-type="float" office:value="267.283746394558" calcext:value-type="float">
            <text:p>267,2837463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Cl Verdünnung</text:p>
          </table:table-cell>
          <table:table-cell office:value-type="float" office:value="0.092" calcext:value-type="float">
            <text:p>0,092</text:p>
          </table:table-cell>
          <table:table-cell table:formula="of:=SQRT(([.B11]*[.C11]*[.I$2]/[.E11]^2)^2 *[.B39]^2)" office:value-type="float" office:value="0" calcext:value-type="float">
            <text:p>0</text:p>
          </table:table-cell>
          <table:table-cell table:formula="of:=SQRT((2/([.C26]*1000))^2 +0.00005^2)" office:value-type="float" office:value="0.00194239121613928" calcext:value-type="float">
            <text:p>0,0019423912</text:p>
          </table:table-cell>
          <table:table-cell table:formula="of:=SQRT(([.B39]*[.C40])^2 +([.F12]*[.E11])^2 +([.F12]*[.B39]/[.K26]^2 *[.D39]^2))" office:value-type="float" office:value="111.22118178585" calcext:value-type="float">
            <text:p>111,2211817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3" calcext:value-type="float">
            <text:p>0,13</text:p>
          </table:table-cell>
          <table:table-cell table:formula="of:=SQRT(([.B12]*[.C12]*[.I$2]/[.E12]^2)^2 *[.B40]^2)" office:value-type="float" office:value="62.7564672122436" calcext:value-type="float">
            <text:p>62,756467212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.00.0000</text:date>, <text:time style:data-style-name="N2" text:time-value="14:37:35.4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5:33:33.760000000</meta:creation-date>
    <dc:date>2016-12-04T14:46:58.406000000</dc:date>
    <meta:editing-duration>PT22M17S</meta:editing-duration>
    <meta:editing-cycles>8</meta:editing-cycles>
    <meta:generator>LibreOffice/4.2.4.2$Windows_x86 LibreOffice_project/63150712c6d317d27ce2db16eb94c2f3d7b699f8</meta:generator>
    <meta:document-statistic meta:table-count="1" meta:cell-count="134" meta:object-count="0"/>
    <meta:user-defined meta:name="qrichtext">1</meta:user-defined>
  </office:meta>
</office:document-meta>
</file>